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ext-properties fo:color="#ff3333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ffd32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6600"/>
    </style:style>
  </office:automatic-styles>
  <office:body>
    <office:spreadsheet>
      <table:table table:name="Лист1" table:style-name="ta1" table:print="false">
        <table:table-column table:style-name="co1" table:number-columns-repeated="5" table:default-cell-style-name="Default"/>
        <table:table-column table:style-name="co1" table:number-columns-repeated="5" table:default-cell-style-name="ce2"/>
        <table:table-column table:style-name="co1" table:number-columns-repeated="11" table:default-cell-style-name="Default"/>
        <table:table-row table:style-name="ro1">
          <table:table-cell table:number-columns-repeated="5"/>
          <table:table-cell table:style-name="Default" table:number-columns-repeated="5"/>
          <table:table-cell table:number-columns-repeated="11"/>
        </table:table-row>
        <table:table-row table:style-name="ro1">
          <table:table-cell table:number-columns-repeated="5"/>
          <table:table-cell table:style-name="ce1" office:value-type="float" office:value="0.08">
            <text:p>0.08</text:p>
          </table:table-cell>
          <table:table-cell table:style-name="ce1" office:value-type="float" office:value="0.12">
            <text:p>0.12</text:p>
          </table:table-cell>
          <table:table-cell table:style-name="ce1" office:value-type="float" office:value="0.11">
            <text:p>0.11</text:p>
          </table:table-cell>
          <table:table-cell table:style-name="ce1" office:value-type="float" office:value="0.17">
            <text:p>0.17</text:p>
          </table:table-cell>
          <table:table-cell table:style-name="ce1" office:value-type="float" office:value="0.08">
            <text:p>0.08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float" office:value="0.96">
            <text:p>0.96</text:p>
          </table:table-cell>
          <table:table-cell office:value-type="float" office:value="0.85">
            <text:p>0.85</text:p>
          </table:table-cell>
          <table:table-cell office:value-type="float" office:value="0.74">
            <text:p>0.74</text:p>
          </table:table-cell>
          <table:table-cell office:value-type="float" office:value="1.05">
            <text:p>1.05</text:p>
          </table:table-cell>
          <table:table-cell office:value-type="float" office:value="1.08">
            <text:p>1.08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float" office:value="3.88">
            <text:p>3.88</text:p>
          </table:table-cell>
          <table:table-cell office:value-type="float" office:value="3.92">
            <text:p>3.92</text:p>
          </table:table-cell>
          <table:table-cell office:value-type="float" office:value="4">
            <text:p>4</text:p>
          </table:table-cell>
          <table:table-cell office:value-type="float" office:value="3.98">
            <text:p>3.98</text:p>
          </table:table-cell>
          <table:table-cell office:value-type="float" office:value="4.06">
            <text:p>4.06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float" office:value="80.8">
            <text:p>80.8</text:p>
          </table:table-cell>
          <table:table-cell office:value-type="float" office:value="81">
            <text:p>81</text:p>
          </table:table-cell>
          <table:table-cell office:value-type="float" office:value="80.8">
            <text:p>80.8</text:p>
          </table:table-cell>
          <table:table-cell office:value-type="float" office:value="79.8">
            <text:p>79.8</text:p>
          </table:table-cell>
          <table:table-cell office:value-type="float" office:value="81.5">
            <text:p>81.5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float" office:value="418">
            <text:p>418</text:p>
          </table:table-cell>
          <table:table-cell table:number-columns-repeated="2" office:value-type="float" office:value="415">
            <text:p>415</text:p>
          </table:table-cell>
          <table:table-cell office:value-type="float" office:value="408">
            <text:p>408</text:p>
          </table:table-cell>
          <table:table-cell office:value-type="float" office:value="412">
            <text:p>412</text:p>
          </table:table-cell>
          <table:table-cell table:number-columns-repeated="11"/>
        </table:table-row>
        <table:table-row table:style-name="ro1" table:number-rows-repeated="2">
          <table:table-cell table:number-columns-repeated="5"/>
          <table:table-cell table:style-name="Default" table:number-columns-repeated="5"/>
          <table:table-cell table:number-columns-repeated="11"/>
        </table:table-row>
        <table:table-row table:style-name="ro1">
          <table:table-cell table:number-columns-repeated="5"/>
          <table:table-cell table:style-name="ce3" office:value-type="string">
            <text:p>нужно вычитать из каждой точки среднее значение фона, а не соответствующее измерение фона, тогда кол-во измерений в точке и фона не обязаны совпадать </text:p>
          </table:table-cell>
          <table:table-cell table:style-name="ce3" table:number-columns-repeated="11"/>
          <table:table-cell table:style-name="ce6" office:value-type="string">
            <text:p>S</text:p>
          </table:table-cell>
          <table:table-cell table:style-name="ce6" office:value-type="string">
            <text:p>уст</text:p>
          </table:table-cell>
          <table:table-cell table:style-name="ce6" office:value-type="string">
            <text:p>Ss</text:p>
          </table:table-cell>
          <table:table-cell table:style-name="ce6" office:value-type="string">
            <text:p>delta</text:p>
          </table:table-cell>
        </table:table-row>
        <table:table-row table:style-name="ro1">
          <table:table-cell table:number-columns-repeated="4"/>
          <table:table-cell office:value-type="float" office:value="0.8">
            <text:p>0.8</text:p>
          </table:table-cell>
          <table:table-cell table:style-name="ce4" table:formula="of:=[.F3]-[.F2]" office:value-type="float" office:value="0.88">
            <text:p>0.88</text:p>
          </table:table-cell>
          <table:table-cell table:style-name="ce4" table:formula="of:=[.G3]-[.G2]" office:value-type="float" office:value="0.73">
            <text:p>0.73</text:p>
          </table:table-cell>
          <table:table-cell table:style-name="ce4" table:formula="of:=[.H3]-[.H2]" office:value-type="float" office:value="0.63">
            <text:p>0.63</text:p>
          </table:table-cell>
          <table:table-cell table:style-name="ce4" table:formula="of:=[.I3]-[.I2]" office:value-type="float" office:value="0.88">
            <text:p>0.88</text:p>
          </table:table-cell>
          <table:table-cell table:style-name="ce4" table:formula="of:=[.J3]-[.J2]" office:value-type="float" office:value="1">
            <text:p>1</text:p>
          </table:table-cell>
          <table:table-cell table:formula="of:=([.F10]+[.G10]+[.H10]+[.I10]+[.J10])/5" office:value-type="float" office:value="0.824">
            <text:p>0.824</text:p>
          </table:table-cell>
          <table:table-cell table:formula="of:=([.K10]-[.E10])/[.E10]*100" office:value-type="float" office:value="2.99999999999998">
            <text:p>3</text:p>
          </table:table-cell>
          <table:table-cell table:style-name="ce5" table:formula="of:=([.F10]-[.K10])^2" office:value-type="float" office:value="0.00313600000000002">
            <text:p>0.003136</text:p>
          </table:table-cell>
          <table:table-cell table:style-name="ce5" table:formula="of:=([.G10]-[.K10])^2" office:value-type="float" office:value="0.00883599999999997">
            <text:p>0.008836</text:p>
          </table:table-cell>
          <table:table-cell table:style-name="ce5" table:formula="of:=([.H10]-[.K10])^2" office:value-type="float" office:value="0.0376359999999999">
            <text:p>0.037636</text:p>
          </table:table-cell>
          <table:table-cell table:style-name="ce5" table:formula="of:=([.I10]-[.K10])^2" office:value-type="float" office:value="0.00313600000000002">
            <text:p>0.003136</text:p>
          </table:table-cell>
          <table:table-cell table:style-name="ce5" table:formula="of:=([.J10]-[.K10])^2" office:value-type="float" office:value="0.0309760000000001">
            <text:p>0.030976</text:p>
          </table:table-cell>
          <table:table-cell table:style-name="ce7" table:formula="of:=(1/[.K10])*SQRT(SUM([.M10:.Q10])/20)*100" office:value-type="float" office:value="7.85185733962224">
            <text:p>7.8518573396</text:p>
          </table:table-cell>
          <table:table-cell table:style-name="ce7" office:value-type="float" office:value="5">
            <text:p>5</text:p>
          </table:table-cell>
          <table:table-cell table:style-name="ce7" table:formula="of:=SQRT([.R10]^2 + ([.S10]^2)/3 + ([.L10]^2)/3)" office:value-type="float" office:value="8.54312571692076">
            <text:p>8.5431257169</text:p>
          </table:table-cell>
          <table:table-cell table:style-name="ce7" table:formula="of:=[.T10]*2" office:value-type="float" office:value="17.0862514338415">
            <text:p>17.0862514338</text:p>
          </table:table-cell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table:style-name="ce4" table:formula="of:=[.F4]" office:value-type="float" office:value="3.88">
            <text:p>3.88</text:p>
          </table:table-cell>
          <table:table-cell table:style-name="ce4" table:formula="of:=[.G4]" office:value-type="float" office:value="3.92">
            <text:p>3.92</text:p>
          </table:table-cell>
          <table:table-cell table:style-name="ce4" table:formula="of:=[.H4]" office:value-type="float" office:value="4">
            <text:p>4</text:p>
          </table:table-cell>
          <table:table-cell table:style-name="ce4" table:formula="of:=[.I4]" office:value-type="float" office:value="3.98">
            <text:p>3.98</text:p>
          </table:table-cell>
          <table:table-cell table:style-name="ce4" table:formula="of:=[.J4]" office:value-type="float" office:value="4.06">
            <text:p>4.06</text:p>
          </table:table-cell>
          <table:table-cell table:formula="of:=([.F11]+[.G11]+[.H11]+[.I11]+[.J11])/5" office:value-type="float" office:value="3.968">
            <text:p>3.968</text:p>
          </table:table-cell>
          <table:table-cell table:formula="of:=([.K11]-[.E11])/[.E11]*100" office:value-type="float" office:value="-0.800000000000001">
            <text:p>-0.8</text:p>
          </table:table-cell>
          <table:table-cell table:style-name="ce5" table:formula="of:=([.F11]-[.K11])^2" office:value-type="float" office:value="0.00774400000000001">
            <text:p>0.007744</text:p>
          </table:table-cell>
          <table:table-cell table:style-name="ce5" table:formula="of:=([.G11]-[.K11])^2" office:value-type="float" office:value="0.002304">
            <text:p>0.002304</text:p>
          </table:table-cell>
          <table:table-cell table:style-name="ce5" table:formula="of:=([.H11]-[.K11])^2" office:value-type="float" office:value="0.001024">
            <text:p>0.001024</text:p>
          </table:table-cell>
          <table:table-cell table:style-name="ce5" table:formula="of:=([.I11]-[.K11])^2" office:value-type="float" office:value="0.000144">
            <text:p>0.000144</text:p>
          </table:table-cell>
          <table:table-cell table:style-name="ce5" table:formula="of:=([.J11]-[.K11])^2" office:value-type="float" office:value="0.00846399999999993">
            <text:p>0.008464</text:p>
          </table:table-cell>
          <table:table-cell table:style-name="ce7" table:formula="of:=(1/[.K11])*SQRT(SUM([.M11:.Q11])/20)*100" office:value-type="float" office:value="0.790543706721679">
            <text:p>0.7905437067</text:p>
          </table:table-cell>
          <table:table-cell table:style-name="ce7" office:value-type="float" office:value="4">
            <text:p>4</text:p>
          </table:table-cell>
          <table:table-cell table:style-name="ce7" table:formula="of:=SQRT([.R11]^2 + ([.S11]^2)/3 + ([.L11]^2)/3)" office:value-type="float" office:value="2.48427575339452">
            <text:p>2.4842757534</text:p>
          </table:table-cell>
          <table:table-cell table:style-name="ce7" table:formula="of:=[.T11]*2" office:value-type="float" office:value="4.96855150678904">
            <text:p>4.9685515068</text:p>
          </table:table-cell>
        </table:table-row>
        <table:table-row table:style-name="ro1">
          <table:table-cell table:number-columns-repeated="4"/>
          <table:table-cell office:value-type="float" office:value="80">
            <text:p>80</text:p>
          </table:table-cell>
          <table:table-cell table:style-name="ce4" table:formula="of:=[.F5]" office:value-type="float" office:value="80.8">
            <text:p>80.8</text:p>
          </table:table-cell>
          <table:table-cell table:style-name="ce4" table:formula="of:=[.G5]" office:value-type="float" office:value="81">
            <text:p>81</text:p>
          </table:table-cell>
          <table:table-cell table:style-name="ce4" table:formula="of:=[.H5]" office:value-type="float" office:value="80.8">
            <text:p>80.8</text:p>
          </table:table-cell>
          <table:table-cell table:style-name="ce4" table:formula="of:=[.I5]" office:value-type="float" office:value="79.8">
            <text:p>79.8</text:p>
          </table:table-cell>
          <table:table-cell table:style-name="ce4" table:formula="of:=[.J5]" office:value-type="float" office:value="81.5">
            <text:p>81.5</text:p>
          </table:table-cell>
          <table:table-cell table:formula="of:=([.F12]+[.G12]+[.H12]+[.I12]+[.J12])/5" office:value-type="float" office:value="80.78">
            <text:p>80.78</text:p>
          </table:table-cell>
          <table:table-cell table:formula="of:=([.K12]-[.E12])/[.E12]*100" office:value-type="float" office:value="0.975000000000001">
            <text:p>0.975</text:p>
          </table:table-cell>
          <table:table-cell table:style-name="ce5" table:formula="of:=([.F12]-[.K12])^2" office:value-type="float" office:value="0.000399999999999841">
            <text:p>0.0004</text:p>
          </table:table-cell>
          <table:table-cell table:style-name="ce5" table:formula="of:=([.G12]-[.K12])^2" office:value-type="float" office:value="0.0483999999999995">
            <text:p>0.0484</text:p>
          </table:table-cell>
          <table:table-cell table:style-name="ce5" table:formula="of:=([.H12]-[.K12])^2" office:value-type="float" office:value="0.000399999999999841">
            <text:p>0.0004</text:p>
          </table:table-cell>
          <table:table-cell table:style-name="ce5" table:formula="of:=([.I12]-[.K12])^2" office:value-type="float" office:value="0.960400000000008">
            <text:p>0.9604</text:p>
          </table:table-cell>
          <table:table-cell table:style-name="ce5" table:formula="of:=([.J12]-[.K12])^2" office:value-type="float" office:value="0.518399999999998">
            <text:p>0.5184</text:p>
          </table:table-cell>
          <table:table-cell table:style-name="ce7" table:formula="of:=(1/[.K12])*SQRT(SUM([.M12:.Q12])/20)*100" office:value-type="float" office:value="0.342170709608449">
            <text:p>0.3421707096</text:p>
          </table:table-cell>
          <table:table-cell table:style-name="ce7" office:value-type="float" office:value="4">
            <text:p>4</text:p>
          </table:table-cell>
          <table:table-cell table:style-name="ce7" table:formula="of:=SQRT([.R12]^2 + ([.S12]^2)/3 + ([.L12]^2)/3)" office:value-type="float" office:value="2.40151808817824">
            <text:p>2.4015180882</text:p>
          </table:table-cell>
          <table:table-cell table:style-name="ce7" table:formula="of:=[.T12]*2" office:value-type="float" office:value="4.80303617635649">
            <text:p>4.8030361764</text:p>
          </table:table-cell>
        </table:table-row>
        <table:table-row table:style-name="ro1">
          <table:table-cell table:number-columns-repeated="4"/>
          <table:table-cell office:value-type="float" office:value="400">
            <text:p>400</text:p>
          </table:table-cell>
          <table:table-cell table:style-name="ce4" table:formula="of:=[.F6]" office:value-type="float" office:value="418">
            <text:p>418</text:p>
          </table:table-cell>
          <table:table-cell table:style-name="ce4" table:formula="of:=[.G6]" office:value-type="float" office:value="415">
            <text:p>415</text:p>
          </table:table-cell>
          <table:table-cell table:style-name="ce4" table:formula="of:=[.H6]" office:value-type="float" office:value="415">
            <text:p>415</text:p>
          </table:table-cell>
          <table:table-cell table:style-name="ce4" table:formula="of:=[.I6]" office:value-type="float" office:value="408">
            <text:p>408</text:p>
          </table:table-cell>
          <table:table-cell table:style-name="ce4" table:formula="of:=[.J6]" office:value-type="float" office:value="412">
            <text:p>412</text:p>
          </table:table-cell>
          <table:table-cell table:formula="of:=([.F13]+[.G13]+[.H13]+[.I13]+[.J13])/5" office:value-type="float" office:value="413.6">
            <text:p>413.6</text:p>
          </table:table-cell>
          <table:table-cell table:formula="of:=([.K13]-[.E13])/[.E13]*100" office:value-type="float" office:value="3.40000000000001">
            <text:p>3.4</text:p>
          </table:table-cell>
          <table:table-cell table:style-name="ce5" table:formula="of:=([.F13]-[.K13])^2" office:value-type="float" office:value="19.3599999999998">
            <text:p>19.36</text:p>
          </table:table-cell>
          <table:table-cell table:style-name="ce5" table:formula="of:=([.G13]-[.K13])^2" office:value-type="float" office:value="1.95999999999994">
            <text:p>1.96</text:p>
          </table:table-cell>
          <table:table-cell table:style-name="ce5" table:formula="of:=([.H13]-[.K13])^2" office:value-type="float" office:value="1.95999999999994">
            <text:p>1.96</text:p>
          </table:table-cell>
          <table:table-cell table:style-name="ce5" table:formula="of:=([.I13]-[.K13])^2" office:value-type="float" office:value="31.3600000000003">
            <text:p>31.36</text:p>
          </table:table-cell>
          <table:table-cell table:style-name="ce5" table:formula="of:=([.J13]-[.K13])^2" office:value-type="float" office:value="2.56000000000007">
            <text:p>2.56</text:p>
          </table:table-cell>
          <table:table-cell table:style-name="ce7" table:formula="of:=(1/[.K13])*SQRT(SUM([.M13:.Q13])/20)*100" office:value-type="float" office:value="0.408886231269046">
            <text:p>0.4088862313</text:p>
          </table:table-cell>
          <table:table-cell table:style-name="ce7" office:value-type="float" office:value="4">
            <text:p>4</text:p>
          </table:table-cell>
          <table:table-cell table:style-name="ce7" table:formula="of:=SQRT([.R13]^2 + ([.S13]^2)/3 + ([.L13]^2)/3)" office:value-type="float" office:value="3.05840720257916">
            <text:p>3.0584072026</text:p>
          </table:table-cell>
          <table:table-cell table:style-name="ce7" table:formula="of:=[.T13]*2" office:value-type="float" office:value="6.11681440515832">
            <text:p>6.1168144052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one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7">02/07/2020</text:date>, <text:time>16:45:4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13:03:59.19</meta:creation-date>
    <dc:date>2020-02-07T16:45:48.38</dc:date>
    <meta:editing-duration>PT3H41M47S</meta:editing-duration>
    <meta:editing-cycles>10</meta:editing-cycles>
    <meta:generator>OpenOffice/4.1.6$Win32 OpenOffice.org_project/416m1$Build-9790</meta:generator>
    <meta:document-statistic meta:table-count="3" meta:cell-count="98" meta:object-count="0"/>
  </office:meta>
</office:document-meta>
</file>